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Verdana, Helvetica, sans-serif"/>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Segoe Print" fo:font-size="11pt" style:font-name-asian="Segoe Print" style:font-size-asian="11pt" style:font-name-complex="Segoe Print" style:font-size-complex="11pt"/>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list-style-name="L2">
      <style:paragraph-properties fo:text-align="start" style:justify-single-word="false"/>
      <style:text-properties style:text-underline-style="none"/>
    </style:style>
    <style:style style:name="T1" style:family="text">
      <style:text-properties fo:font-variant="normal" fo:text-transform="none" fo:color="#333333" fo:letter-spacing="normal"/>
    </style:style>
    <style:style style:name="T2" style:family="text">
      <style:text-properties fo:font-variant="normal" fo:text-transform="none" fo:color="#333333" style:font-name="Arial1" fo:font-size="9pt" fo:letter-spacing="normal" fo:font-style="normal" fo:font-weight="normal"/>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ope of work initial problem:</text:p>
      <text:p text:style-name="Standard"/>
      <text:p text:style-name="Standard">origional scope:<text:span text:style-name="T1">  </text:span><text:span text:style-name="T2">The client needs a database system that allows them to coordinate scheduling for the courses. This database should eliminate the need for the excel file and instead allow the teachers to edit their class teaching prefrences that can be viewed by the program coordinator. The system will also be used throughout the procces toeventually become the final draft and should therefore keep in mind of all the restrictions/rules that need to be checked .  The database should show how many credits a teacher is taking and what type of teacher they are to ensure they are taking the right amount of credits,as well as  identify the academic roadmap courses. There must also be a way to identify if  a course has the needed amount of students by taking the elion data.  This database should be flexible to changes as it will be updated and changed heavily throughout the proccess. Along with making sure to check for data conflicts to make it easier to ensure the schedule is within Registar guidelines.</text:span> </text:p>
      <text:p text:style-name="Standard"/>
      <text:p text:style-name="Standard">New Scope: There is a noticeable inefficiency problem in the current way that creating the class schedule is done, this arises from a lack of centralizing information on a single system, There are a number of rules that need to be easily checked and enforced helping to avoid mistakes.</text:p>
      <text:p text:style-name="Standard">-Excel sheets and emails are a big time sink and are a barrier to having all information <text:s/>consolidated on one system.</text:p>
      <text:p text:style-name="Standard">-Using the system to communicate information about the schedule as its being created.</text:p>
      <text:p text:style-name="Standard">-internalize rules and ,if the resources are available instate a check system for these rules</text:p>
      <text:p text:style-name="Standard">-Needs to be have the ability to be used <text:s/>platform used for scheduling by the students(elion and schedular can be assumed in this case)</text:p>
      <text:p text:style-name="Standard">-Note: It might be a good idea to include the academic road map in our system, with the ability to automatically add required courses for that semester.</text:p>
      <text:p text:style-name="Standard"/>
      <text:p text:style-name="Standard"/>
      <text:p text:style-name="P2">Business Impacts</text:p>
      <text:p text:style-name="P2"/>
      <text:list xml:id="list7833324621846054284" text:style-name="L2">
        <text:list-item>
          <text:p text:style-name="P4"><text:span text:style-name="T3">Issues</text:span> - Cost of resources in the development and maintenance <text:s/>of the system(design,implementation, server and website upkeep, updating the database, possible errors that could occur with the system.,backups needed for the information by the system.)New policies, training ,and time for the users to familiarize themselves with the system and it's features.</text:p>
        </text:list-item>
      </text:list>
      <text:p text:style-name="P3"/>
      <text:p text:style-name="P3">-<text:span text:style-name="T3">Change Management</text:span> - Moving to this new system will take some time as all old information has to be immigrated from the old system to the new, as well as moving hard/physical data and moving it onto the system. The system should also use old accounts for access and augment the current capabilities of the old accounts for our purposes(note this isn't really something we could actually do in our implementation but it'd be a consideration if it was for real) Not all the users using the new system and <text:s/>instead falling back into using old methods/policies that may not work well with the system. </text:p>
      <text:p text:style-name="P3"/>
      <text:p text:style-name="P3">- <text:span text:style-name="T3">Users</text:span>-The major use changes will not have any major affects with the way the Students are using the system as they will not be using any of the new major changes that are being implemented in the system. The system for them will <text:s/>more than likely be cosmetic changes if that since we are not touching the platform the students use.... I think. The Teachers and the Drafters of the schedule will be the users getting the advantage of the new system. Teachers will need to learn how to use the new system to post/find the courses they wish to teach along with entering their time preferences. Teachers can also check if they are meeting their required credits(we could instate a check here that tells a teacher if their time preferences breaks a rule for the times that the course can be scheduled.)I expect the teachers to react negatively to the change as they now need to provide their schedule through a set medium instead of one of their choice which they might see as <text:s/>a time waste. Drafters should react <text:soft-page-break/>positively due to having new tools that drastically cuts back on time needed to make the schedule.</text:p>
      <text:p text:style-name="P3"/>
      <text:p text:style-name="P3">-<text:span text:style-name="T3">Potential problems</text:span> to be considered, implementing security measure for the new system could be a challenge-new <text:s/>system new potential areas to attack and thus new policies are needed to protect data and information.</text:p>
      <text:p text:style-name="P3"/>
      <text:p text:style-name="P3">-<text:span text:style-name="T3">Streamlining</text:span> - With this database all information is consolidated onto one system where it is easily accessible, usable, review-able, and editable by users. Requirements/rules will be easier to check and enforced reducing the number of mistakes. The turnover time will be faster as there are less time sinks for the Drafter. Improvements – less need for the user to move and consolidate information,ability to quickly survey the data using user made queries,rule checks cut down on errors,it is easier to check the information for all users.</text:p>
      <text:p text:style-name="P3"/>
      <text:p text:style-name="P3">-<text:span text:style-name="T3">Potential Benefits</text:span> – The obvious benefit is saving manpower/resources by making the process more efficient. It's also easier to manage the data and secure it as it's all on <text:s/>one central system. Moving to a newer system is also important in keeping your practices up to date and eliminating old and bad practices in the current process.</text:p>
      <text:p text:style-name="P3"/>
      <text:list xml:id="list739321304438853106" text:style-name="L1">
        <text:list-header>
          <text:p text:style-name="P1"/>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Verdana, Helvetica, sans-serif"/>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1T03:21:12.25</meta:creation-date>
    <dc:date>2015-03-01T21:47:11.38</dc:date>
    <meta:editing-duration>PT7M35S</meta:editing-duration>
    <meta:editing-cycles>3</meta:editing-cycles>
    <meta:generator>OpenOffice/4.1.1$Win32 OpenOffice.org_project/411m6$Build-9775</meta:generator>
    <meta:document-statistic meta:table-count="0" meta:image-count="0" meta:object-count="0" meta:page-count="2" meta:paragraph-count="15" meta:word-count="860" meta:character-count="5084"/>
  </office:meta>
</office:document-meta>
</file>